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en Rose</text:p>
      <text:p text:style-name="Preformatted_20_Text">18 Dec 08</text:p>
      <text:p text:style-name="Preformatted_20_Text">shell3</text:p>
      <text:p text:style-name="Preformatted_20_Text"/>
      <text:p text:style-name="Preformatted_20_Text"/>
      <text:p text:style-name="Preformatted_20_Text">---------------------------------------------------------</text:p>
      <text:p text:style-name="Preformatted_20_Text"/>
      <text:p text:style-name="Preformatted_20_Text">root:</text:p>
      <text:p text:style-name="Preformatted_20_Text"><text:tab/>executable dash program and list shared library</text:p>
      <text:p text:style-name="Preformatted_20_Text"/>
      <text:p text:style-name="Preformatted_20_Text">dashMain:</text:p>
      <text:p text:style-name="Preformatted_20_Text"><text:tab/>the files for the main program, and the Job class</text:p>
      <text:p text:style-name="Preformatted_20_Text"/>
      <text:p text:style-name="Preformatted_20_Text">commands:</text:p>
      <text:p text:style-name="Preformatted_20_Text"><text:tab/>all of the different command fuctions to be used</text:p>
      <text:p text:style-name="Preformatted_20_Text"/>
      <text:p text:style-name="Preformatted_20_Text">buddy:</text:p>
      <text:p text:style-name="Preformatted_20_Text"><text:tab/>files use for memory allocation</text:p>
      <text:p text:style-name="Preformatted_20_Text"><text:tab/><text:tab/></text:p>
      <text:p text:style-name="Preformatted_20_Text">include/list:</text:p>
      <text:p text:style-name="Preformatted_20_Text"><text:tab/>header files for the list</text:p>
      <text:p text:style-name="Preformatted_20_Text"/>
      <text:p text:style-name="Preformatted_20_Text">include/commands:</text:p>
      <text:p text:style-name="Preformatted_20_Text"><text:tab/>header files thats all of the commands use<text:tab/></text:p>
      <text:p text:style-name="Preformatted_20_Text"/>
      <text:p text:style-name="Preformatted_20_Text"/>
      <text:p text:style-name="Preformatted_20_Text"/>
      <text:p text:style-name="Preformatted_20_Text">In the main loop, I've replaced my use of a Command object with a CompoundCommand, to account for the fact that there may be more than one command given on the input line. The CompoundCommand doesn't introduce much more functionality than that. It is a collection of one or more Commands, and rather than executing it directly, I loop through the contained Commands and execute them individually. This introduces some quirky behavior with signals if I enter a Foreground command, followed by a Background command. While they will run through correctly on their own, killing the foreground with a signal will have the effect of never starting the following background command. The other cases (e.g. 2 of either, 1 of each with the background first) seem to work correctly.</text:p>
      <text:p text:style-name="Preformatted_20_Text"/>
      <text:p text:style-name="Preformatted_20_Text">When mymallocing memory, the first step I take is to get the k value of the requested space, in addition to the size of the Header (which is 16 bytes). Because of the hearer size, I set the minimum k value to 5. Anything less would be useless. I do this in the getK function. Here, I start with 1 and shift it left by the minimum k value that I will deal with. From there I enter a loop and shift left until it is greater than, or equal to, the amount of memory that I will be supplying. The number of shifts (including the initial 5) is the correct k value.</text:p>
      <text:p text:style-name="Preformatted_20_Text"/>
      <text:p text:style-name="Preformatted_20_Text">After this, I find with the findFirstAvail function the first block of at least this size that is available. At first, this will be at the very top level. If it's bigger than the size I want, I recursively split it down until I reach the correct level. When this is done, I set its tag to 0 to show that it is no longer available, and return a pointer to the space immediately following the header.</text:p>
      <text:p text:style-name="Preformatted_20_Text"/>
      <text:p text:style-name="Preformatted_20_Text">Mycalloc is just a wrapper function for mymalloc. Before, it calculates the size that was specified in a different format. After, it initializes the memory to 0's.</text:p>
      <text:p text:style-name="Preformatted_20_Text"/>
      <text:p text:style-name="Preformatted_20_Text">In the myfree function, I look up the Header of this blocks buddy. If the buddy is available, then I can coalesce the 2 of them up to the next higher level. Coalesce is also a recursive function, roughly the opposite of split. It will continue <text:soft-page-break/>until either 1) its buddy is not available, or 2) it is at the top level.</text:p>
      <text:p text:style-name="Preformatted_20_Text"/>
      <text:p text:style-name="Preformatted_20_Text">These functions use 2 helper functions, findPrev and findNext, which take a Header and a level as parameters. If a block is split or coalesced, the links in the header need to be reconfigured to its new level.</text:p>
      <text:p text:style-name="Preformatted_20_Text"/>
      <text:p text:style-name="Preformatted_20_Text">There are now only a couple places where I'm not using my own memory. After the readline() in my main loop, I immediately copy the line into a block of memory that I am managing, and free the readline results. I also use the OS for a single header for each list, with no extra memory associated with it, just the links. You said in class that this is the way we need to go. Lastly is one that I put a lot of thought into, the lists. My list is a generic shared library. I was thinking that changing the list structure itself would make it not generic anymore, but only useful to myself in one specific case. I don't aim to make a new list that works well in this specific case, but one that works well in all cases. I use the buddy system memory to create the objects that will be stored in the list, and pass a function parameter into the list to free these objects, but the memory for the list structure itself is still managed by the OS. That initially struck me as something that needed to be “fixed”, but the more I thought about it, the more I thought this doesn't need be fixed, and shouldn't even be tried. It is what it is, and it would make me think less of my own program if I can't even use a generic list library. That seems counter-productive to me. It's the same reason that I don't drive to school backwards, not because I don't think that I could, but because I don't think that I should even try. </text:p>
      <text:p text:style-name="Preformatted_20_Text"/>
      <text:p text:style-name="Preformatted_20_Text">I have a test to run from within (or externally) dash. buddy/buddyTest will run through a series of mymallocs (sleeping for 10 seconds to display the current state) and myfrees. It also mycallocs a large chunk for an array of integers, that are then printed. That takes a couple seconds, but I wanted it to be a large enough array that it wouldn't work if things weren't correct. In some cases (&lt; 10), I've found, smaller sets would work even without mycallocing space for them, and I don't want that! To verify mymalloc is also working, in a similar fashion, I mymalloc space for a very large string (1400 chars) and print it out. I hope it's not cheating, but my wife got pretty giddy about the idea of typing out one of <text:s/>Shakespeare's Hamlet soliloquies,and knew most of it by heart, so she did that for me.</text:p>
      <text:p text:style-name="Preformatted_20_Text"/>
      <text:p text:style-name="Preformatted_20_Text">This assignment make me feel quite differently about memory, though maybe it shouldn't have. Previously, I didn't feel the urgency of being too careful. Memory was abundant, and the “memory gods” would send me more whenever I asked for it. Now that the gods are gone, and I have to play that role, memory has become more precious and protecting it more of a priority. I think of the fact that there's no more coming, so I'd better try to use what I have more wisely.</text:p>
      <text:p text:style-name="Preformatted_20_Text"/>
      <text:p text:style-name="Preformatted_20_Text"/>
      <text:p text:style-name="Preformatted_20_Text">TESTS:<text:tab/><text:tab/><text:tab/></text:p>
      <text:p text:style-name="Preformatted_20_Text"/>
      <text:p text:style-name="Preformatted_20_Text">dash -v<text:tab/><text:tab/>//show 'svn info', but do not run the program past that</text:p>
      <text:p text:style-name="Preformatted_20_Text">dash</text:p>
      <text:p text:style-name="Preformatted_20_Text">cd garbage<text:tab/><text:tab/>//should display 'INVALID DIRECTORY', but not crash</text:p>
      <text:p text:style-name="Preformatted_20_Text"/>
      <text:p text:style-name="Preformatted_20_Text">loop 111&amp;</text:p>
      <text:p text:style-name="Preformatted_20_Text">loop 222&amp;</text:p>
      <text:p text:style-name="Preformatted_20_Text">loop 333 &amp;</text:p>
      <text:p text:style-name="Preformatted_20_Text">jobs<text:tab/><text:tab/><text:tab/>BACKGROUND JOBS [3]</text:p>
      <text:p text:style-name="Preformatted_20_Text"><text:tab/><text:tab/><text:tab/> <text:s/>[1] loop 111 --&gt;</text:p>
      <text:p text:style-name="Preformatted_20_Text"><text:tab/><text:tab/><text:tab/> <text:s/>[2] loop 222 --&gt;</text:p>
      <text:p text:style-name="Preformatted_20_Text"><text:tab/><text:tab/><text:tab/> <text:s/>[3] loop 333 --&gt;</text:p>
      <text:p text:style-name="Preformatted_20_Text"><text:soft-page-break/>^C ^Z<text:tab/><text:tab/><text:tab/>//make sure jobs are unaffected</text:p>
      <text:p text:style-name="Preformatted_20_Text">fg 3</text:p>
      <text:p text:style-name="Preformatted_20_Text">^Z</text:p>
      <text:p text:style-name="Preformatted_20_Text">fg 2</text:p>
      <text:p text:style-name="Preformatted_20_Text">^Z</text:p>
      <text:p text:style-name="Preformatted_20_Text">jobs<text:tab/><text:tab/><text:tab/>STOPPED JOBS [2]</text:p>
      <text:p text:style-name="Preformatted_20_Text"><text:tab/><text:tab/><text:tab/> <text:s/>[3] loop 333 --&gt;</text:p>
      <text:p text:style-name="Preformatted_20_Text"><text:tab/><text:tab/><text:tab/> <text:s/>[2] loop 222 --&gt;</text:p>
      <text:p text:style-name="Preformatted_20_Text"><text:tab/><text:tab/><text:tab/>BACKGROUND JOBS [1]</text:p>
      <text:p text:style-name="Preformatted_20_Text"><text:tab/><text:tab/><text:tab/> <text:s/>[1] loop 111 --&gt;</text:p>
      <text:p text:style-name="Preformatted_20_Text">^C ^Z<text:tab/><text:tab/><text:tab/>//again, make sure none of the jobs are affected</text:p>
      <text:p text:style-name="Preformatted_20_Text">fg<text:tab/><text:tab/><text:tab/>//moves job 2, the last job stopped, to the foreground</text:p>
      <text:p text:style-name="Preformatted_20_Text">^C<text:tab/><text:tab/><text:tab/>//kills job 2, leaving the others alone</text:p>
      <text:p text:style-name="Preformatted_20_Text">loop 23</text:p>
      <text:p text:style-name="Preformatted_20_Text">^Z ^C<text:tab/><text:tab/><text:tab/></text:p>
      <text:p text:style-name="Preformatted_20_Text">jobs<text:tab/><text:tab/><text:tab/>//see that the job which started in the foreground is not killed</text:p>
      <text:p text:style-name="Preformatted_20_Text">cd /</text:p>
      <text:p text:style-name="Preformatted_20_Text">cd h&lt;TAB&gt;<text:tab/><text:tab/>//auto complete 'home/'</text:p>
      <text:p text:style-name="Preformatted_20_Text">cd <text:tab/><text:tab/><text:tab/></text:p>
      <text:p text:style-name="Preformatted_20_Text">ls<text:tab/><text:tab/><text:tab/>//should be in home directory</text:p>
      <text:p text:style-name="Preformatted_20_Text"/>
      <text:p text:style-name="Preformatted_20_Text">&lt;ENTER&gt;<text:tab/><text:tab/>//just show the prompt again</text:p>
      <text:p text:style-name="Preformatted_20_Text">&lt;ENTER&gt;</text:p>
      <text:p text:style-name="Preformatted_20_Text">&lt;ENTER&gt;</text:p>
      <text:p text:style-name="Preformatted_20_Text">&lt;UP ARROW&gt;<text:tab/><text:tab/>//go right to previous 'cd', skipping the NULL commands </text:p>
      <text:p text:style-name="Preformatted_20_Text"/>
      <text:p text:style-name="Preformatted_20_Text">loop 5; clear; ls<text:tab/>//show directory contents on a blank screen</text:p>
      <text:p text:style-name="Preformatted_20_Text">buddy/buddyTest<text:tab/>//run tests on the buddy system</text:p>
      <text:p text:style-name="Preformatted_20_Text">history<text:tab/><text:tab/>//shows all of the history</text:p>
      <text:p text:style-name="Preformatted_20_Text">history 3<text:tab/><text:tab/>//shows only the last few commands</text:p>
      <text:p text:style-name="Preformatted_20_Text"/>
      <text:p text:style-name="Preformatted_20_Text">fg <text:tab/><text:tab/><text:tab/>//just to make sure job 3 is still there</text:p>
      <text:p text:style-name="Preformatted_20_Text">exit<text:tab/><text:tab/><text:tab/>//free the lists, then exit dash</text:p>
      <text:p text:style-name="Preformatted_20_Text"><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dc:creator>Ben Rose</dc:creator>
    <dc:date>2008-12-18T23:19:48</dc:date>
    <meta:editing-cycles>12</meta:editing-cycles>
    <meta:editing-duration>PT7H51M24S</meta:editing-duration>
    <meta:user-defined meta:name="Info 1"/>
    <meta:user-defined meta:name="Info 2"/>
    <meta:user-defined meta:name="Info 3"/>
    <meta:user-defined meta:name="Info 4"/>
    <meta:document-statistic meta:table-count="0" meta:image-count="0" meta:object-count="0" meta:page-count="3" meta:paragraph-count="68" meta:word-count="1219" meta:character-count="6629"/>
  </office:meta>
</office:document-meta>
</file>